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12B00005AB600004C18D3F9CEF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3.429cm, 2.54cm, 2.286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21cm" svg:height="18.605cm" svg:x="0.247cm" svg:y="0.323cm">
          <draw:image xlink:href="Pictures/2000012B00005AB600004C18D3F9CEF3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5cm" fo:text-indent="0cm"/>
      <style:text-properties style:use-window-font-color="true" style:text-outline="false" style:text-line-through-style="none" fo:font-family="Arial" style:font-family-generic="roman" style:font-pitch="variable" fo:font-size="29.2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5cm" fo:text-indent="0cm"/>
      <style:text-properties fo:font-size="25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3cm" fo:text-indent="0cm"/>
      <style:text-properties fo:font-size="2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0.2999992370606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9.609cm" fo:page-height="19.2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186cm" svg:height="7.047cm" svg:x="2.054cm" svg:y="2.397cm"/>
      <draw:page-thumbnail draw:layer="backgroundobjects" svg:width="7.186cm" svg:height="7.047cm" svg:x="2.054cm" svg:y="10.445cm"/>
      <draw:page-thumbnail draw:layer="backgroundobjects" svg:width="7.186cm" svg:height="7.047cm" svg:x="2.054cm" svg:y="18.493cm"/>
      <draw:page-thumbnail draw:layer="backgroundobjects" svg:width="7.186cm" svg:height="7.047cm" svg:x="12.349cm" svg:y="2.397cm"/>
      <draw:page-thumbnail draw:layer="backgroundobjects" svg:width="7.186cm" svg:height="7.047cm" svg:x="12.349cm" svg:y="10.445cm"/>
      <draw:page-thumbnail draw:layer="backgroundobjects" svg:width="7.186cm" svg:height="7.047cm" svg:x="12.349cm" svg:y="18.493cm"/>
    </style:handout-master>
    <style:master-page style:name="Default" style:page-layout-name="PM1" draw:style-name="Mdp1">
      <draw:frame presentation:style-name="Default-title" draw:layer="backgroundobjects" svg:width="17.647cm" svg:height="3.21cm" svg:x="0.978cm" svg:y="0.765cm" presentation:class="title" presentation:placeholder="true">
        <draw:text-box/>
      </draw:frame>
      <draw:frame presentation:style-name="Default-outline1" draw:layer="backgroundobjects" svg:width="17.647cm" svg:height="12.69cm" svg:x="0.978cm" svg:y="4.498cm" presentation:class="outline" presentation:placeholder="true">
        <draw:text-box/>
      </draw:frame>
      <draw:frame presentation:style-name="Mpr1" draw:text-style-name="MP1" draw:layer="backgroundobjects" svg:width="4.568cm" svg:height="1.325cm" svg:x="0.978cm" svg:y="17.5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215cm" svg:height="1.325cm" svg:x="6.705cm" svg:y="17.51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568cm" svg:height="1.325cm" svg:x="14.058cm" svg:y="17.51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2-01T01:14:50.21</meta:creation-date>
    <meta:editing-duration>PT8M15S</meta:editing-duration>
    <meta:editing-cycles>3</meta:editing-cycles>
    <dc:date>2017-02-01T14:59:56.35</dc:date>
    <meta:generator>OpenOffice/4.1.2$Win32 OpenOffice.org_project/412m3$Build-9782</meta:generator>
    <meta:document-statistic meta:object-count="24"/>
  </office:meta>
</office:document-meta>
</file>